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306000001B3AE2CDE00.png" manifest:media-type="image/png"/>
  <manifest:file-entry manifest:full-path="Pictures/1000020100000533000002BB4E38F5D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4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6.8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 text:style-name="P1"><text:span text:style-name="T1">HIGHLY AVAILABLE</text:span></text:p>
            <text:p text:style-name="P1"><text:span text:style-name="T1"/></text:p>
            <text:p text:style-name="P1"><text:span text:style-name="T1">KNX NETWORKS</text:span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0.4cm" svg:height="7.4cm" svg:x="4cm" svg:y="10.6cm">
          <draw:image xlink:href="Pictures/1000020100000306000001B3AE2CDE0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Gebäudeautomation</text:p>
          </draw:text-box>
        </draw:frame>
        <draw:frame presentation:style-name="pr4" draw:text-style-name="P3" draw:layer="layout" svg:width="24.639cm" svg:height="6.8cm" svg:x="1.4cm" svg:y="3.6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"><text:span text:style-name="T2"><text:s/></text:span><text:span text:style-name="T2">Energieeffizienz</text:span></text:p>
                                          </text:list-item>
                                          <text:list-item>
                                            <text:p text:style-name="P3"><text:span text:style-name="T2"><text:s/></text:span><text:span text:style-name="T2">Zentrale Steuerung</text:span></text:p>
                                          </text:list-item>
                                          <text:list-item>
                                            <text:p text:style-name="P3"><text:span text:style-name="T2"><text:s/></text:span><text:span text:style-name="T2">Raumkomfort → Produktivität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draw:polygon draw:style-name="gr3" draw:text-style-name="P2" draw:layer="layout" svg:width="0cm" svg:height="0cm" svg:x="6.199cm" svg:y="10.199cm" svg:viewBox="0 0 0 0" draw:points="0,0">
          <text:p/>
        </draw:polygon>
        <draw:polygon draw:style-name="gr3" draw:text-style-name="P2" draw:layer="layout" svg:width="0cm" svg:height="0cm" svg:x="15.109cm" svg:y="19.2cm" svg:viewBox="0 0 0 0" draw:points="0,0">
          <text:p/>
        </draw:polygon>
        <draw:polygon draw:style-name="gr3" draw:text-style-name="P2" draw:layer="layout" svg:width="0cm" svg:height="0cm" svg:x="11.29cm" svg:y="10.199cm" svg:viewBox="0 0 0 0" draw:points="0,0">
          <text:p/>
        </draw:polygon>
        <draw:polygon draw:style-name="gr3" draw:text-style-name="P2" draw:layer="layout" svg:width="0cm" svg:height="0cm" svg:x="20.2cm" svg:y="19.2cm" svg:viewBox="0 0 0 0" draw:points="0,0">
          <text:p/>
        </draw:polygon>
        <draw:frame draw:style-name="gr4" draw:text-style-name="P4" draw:layer="layout" svg:width="6.799cm" svg:height="6.074cm" svg:x="5.7cm" svg:y="11.7cm">
          <draw:text-box>
            <text:p text:style-name="P4"><text:s/><text:span text:style-name="T3">Unkritisch (?)</text:span></text:p>
            <text:p text:style-name="P4"><text:span text:style-name="T3"/></text:p>
            <text:p text:style-name="P4"><text:span text:style-name="T4">H</text:span><text:span text:style-name="T5">eating</text:span></text:p>
            <text:p text:style-name="P4"><text:span text:style-name="T4">V</text:span><text:span text:style-name="T5">entilation</text:span></text:p>
            <text:p text:style-name="P4"><text:span text:style-name="T4">A</text:span><text:span text:style-name="T5">ir</text:span></text:p>
            <text:p text:style-name="P4"><text:span text:style-name="T4">C</text:span><text:span text:style-name="T5">onditioning</text:span></text:p>
            <text:p text:style-name="P4"><text:span text:style-name="T5"/></text:p>
          </draw:text-box>
        </draw:frame>
        <draw:frame draw:style-name="gr5" draw:text-style-name="P5" draw:layer="layout" svg:width="5.9cm" svg:height="5.287cm" svg:x="16.4cm" svg:y="11.7cm">
          <draw:text-box>
            <text:p text:style-name="P5"><text:span text:style-name="T3">Kritisch</text:span></text:p>
            <text:p text:style-name="P5"><text:span text:style-name="T3"/></text:p>
            <text:p text:style-name="P5"><text:span text:style-name="T5">Brandmelder</text:span></text:p>
            <text:p text:style-name="P5"><text:span text:style-name="T5">Alarmanlagen</text:span></text:p>
            <text:p text:style-name="P5"><text:span text:style-name="T5">Zutrittssysteme</text:span></text:p>
            <text:p text:style-name="P2"><text:span text:style-name="T5"><text:s text:c="5"/></text:span><text:span text:style-name="T5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27.999cm" svg:height="21cm" svg:x="-0.009cm" svg:y="0cm">
          <draw:image xlink:href="Pictures/1000020100000533000002BB4E38F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5T10:08:57</meta:creation-date>
    <dc:date>2015-11-05T11:13:29</dc:date>
    <meta:editing-duration>PT27M30S</meta:editing-duration>
    <meta:editing-cycles>1</meta:editing-cycles>
    <meta:document-statistic meta:object-count="43"/>
    <meta:generator>LibreOffice/3.5$Linux_x86 LibreOffice_project/350m1$Build-2</meta:generator>
  </office:meta>
</office:document-meta>
</file>